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D0000030002336287539860E1.png" manifest:media-type="image/png"/>
  <manifest:file-entry manifest:full-path="Pictures/100002010000035200000264C8B4E0FC1A0E4450.png" manifest:media-type="image/png"/>
  <manifest:file-entry manifest:full-path="Pictures/1000020100000341000001B5114621445FF58270.png" manifest:media-type="image/png"/>
  <manifest:file-entry manifest:full-path="Pictures/100002010000050C000003007B9C3B0DC3070E0C.png" manifest:media-type="image/png"/>
  <manifest:file-entry manifest:full-path="Pictures/100002010000022D0000024C349A671B8F45145A.png" manifest:media-type="image/png"/>
  <manifest:file-entry manifest:full-path="Pictures/10000201000001F1000001FC44DB7345301018FB.png" manifest:media-type="image/png"/>
  <manifest:file-entry manifest:full-path="Pictures/100002010000055600000300BC51AA4280DDFA58.png" manifest:media-type="image/png"/>
  <manifest:file-entry manifest:full-path="Pictures/10000201000001F6000001F93C50E8C23775A41F.png" manifest:media-type="image/png"/>
  <manifest:file-entry manifest:full-path="Pictures/10000201000001F6000001FCF8C1DA466D0DD7A9.png" manifest:media-type="image/png"/>
  <manifest:file-entry manifest:full-path="Pictures/10000201000001F80000021620F2FD824B044900.png" manifest:media-type="image/png"/>
  <manifest:file-entry manifest:full-path="Pictures/10000201000001F8000002198DCCBE07EBCB93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x="1.595cm" svg:y="2.355cm" svg:width="13.335cm" svg:height="10.65cm" draw:z-index="0"><draw:image xlink:href="Pictures/10000201000001F8000002198DCCBE07EBCB932B.png" xlink:type="simple" xlink:show="embed" xlink:actuate="onLoad" loext:mime-type="image/png"/></draw:frame>1. Installing KVM/QEMU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2.044cm" svg:y="0.18cm" svg:width="13.335cm" svg:height="14.129cm" draw:z-index="1"><draw:image xlink:href="Pictures/10000201000001F80000021620F2FD824B044900.png" xlink:type="simple" xlink:show="embed" xlink:actuate="onLoad" loext:mime-type="image/png"/></draw:frame></text:p>
      <text:p text:style-name="Standard"/>
      <text:p text:style-name="Standard"><draw:frame draw:style-name="fr4" draw:name="Image3" text:anchor-type="char" svg:width="13.282cm" svg:height="10.294cm" draw:z-index="2"><draw:image xlink:href="Pictures/10000201000001F6000001F93C50E8C23775A41F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<draw:frame draw:style-name="fr3" draw:name="Image4" text:anchor-type="char" svg:width="13.15cm" svg:height="9.805cm" draw:z-index="3"><draw:image xlink:href="Pictures/10000201000001F1000001FC44DB7345301018FB.png" xlink:type="simple" xlink:show="embed" xlink:actuate="onLoad" loext:mime-type="image/png"/></draw:frame></text:p>
      <text:p text:style-name="Standard"><draw:frame draw:style-name="fr3" draw:name="Image5" text:anchor-type="char" svg:width="13.282cm" svg:height="13.441cm" draw:z-index="4"><draw:image xlink:href="Pictures/10000201000001F6000001FCF8C1DA466D0DD7A9.png" xlink:type="simple" xlink:show="embed" xlink:actuate="onLoad" loext:mime-type="image/png"/></draw:frame><text:soft-page-break/></text:p>
      <text:p text:style-name="Standard"><text:soft-page-break/></text:p>
      <text:p text:style-name="Standard"/>
      <text:p text:style-name="Standard"><draw:frame draw:style-name="fr3" draw:name="Image6" text:anchor-type="char" svg:width="14.737cm" svg:height="12.256cm" draw:z-index="5"><draw:image xlink:href="Pictures/100002010000022D0000024C349A671B8F45145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char" svg:x="-0.238cm" svg:y="0.328cm" svg:width="17cm" svg:height="10.105cm" draw:z-index="6"><draw:image xlink:href="Pictures/100002010000050C000003007B9C3B0DC3070E0C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8" text:anchor-type="char" svg:x="0.332cm" svg:y="0.026cm" svg:width="17cm" svg:height="11.054cm" draw:z-index="7"><draw:image xlink:href="Pictures/100002010000049D0000030002336287539860E1.png" xlink:type="simple" xlink:show="embed" xlink:actuate="onLoad" loext:mime-type="image/png"/></draw:frame></text:p>
      <text:p text:style-name="Standard"/>
      <text:p text:style-name="Standard"><draw:frame draw:style-name="fr2" draw:name="Image9" text:anchor-type="char" svg:x="-0.344cm" svg:y="0.845cm" svg:width="17cm" svg:height="9.557cm" draw:z-index="8"><draw:image xlink:href="Pictures/100002010000055600000300BC51AA4280DDFA58.png" xlink:type="simple" xlink:show="embed" xlink:actuate="onLoad" loext:mime-type="image/png"/></draw:frame></text:p>
      <text:p text:style-name="Standard"><draw:frame draw:style-name="fr2" draw:name="Image10" text:anchor-type="char" svg:x="-0.012cm" svg:y="15.46cm" svg:width="17cm" svg:height="12.24cm" draw:z-index="9"><draw:image xlink:href="Pictures/1000020100000341000001B5114621445FF58270.png" xlink:type="simple" xlink:show="embed" xlink:actuate="onLoad" loext:mime-type="image/png"/></draw:frame><draw:frame draw:style-name="fr1" draw:name="Image11" text:anchor-type="char" svg:width="17cm" svg:height="12.24cm" draw:z-index="10"><draw:image xlink:href="Pictures/100002010000035200000264C8B4E0FC1A0E445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0T14:41:10.129265388</meta:creation-date>
    <dc:date>2023-06-20T15:06:39.888756438</dc:date>
    <meta:editing-duration>PT5M9S</meta:editing-duration>
    <meta:editing-cycles>1</meta:editing-cycles>
    <meta:document-statistic meta:table-count="0" meta:image-count="11" meta:object-count="0" meta:page-count="6" meta:paragraph-count="1" meta:word-count="3" meta:character-count="22" meta:non-whitespace-character-count="20"/>
    <meta:generator>LibreOffice/6.4.7.2$Linux_X86_64 LibreOffice_project/40$Build-2</meta:generator>
  </office:meta>
</office:document-meta>
</file>